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45cm" fo:min-width="2.5cm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font-size="10pt"/>
    </style:style>
    <style:style style:name="P4" style:family="paragraph">
      <loext:graphic-properties draw:fill="none"/>
      <style:paragraph-properties fo:text-align="center"/>
      <style:text-properties fo:font-size="10pt" fo:font-weight="bold" style:font-size-asian="12pt" style:font-weight-asian="bold" style:font-size-complex="12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cm" svg:height="0.7cm" svg:x="5.6cm" svg:y="5.3cm">
          <text:p text:style-name="P1"><text:span text:style-name="T1">RuleSe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3" draw:id="id3" draw:layer="layout" svg:width="3cm" svg:height="0.7cm" svg:x="10cm" svg:y="7.1cm">
          <text:p text:style-name="P3"><text:span text:style-name="T2">Rul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4" draw:id="id4" draw:layer="layout" svg:width="3cm" svg:height="0.7cm" svg:x="12.2cm" svg:y="8cm">
          <text:p text:style-name="P3"><text:span text:style-name="T2">RuleCondi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5" draw:id="id5" draw:layer="layout" svg:width="3cm" svg:height="0.7cm" svg:x="14.4cm" svg:y="8.9cm">
          <text:p text:style-name="P3"><text:span text:style-name="T2">RuleEvaluat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1cm" svg:y1="6cm" svg:x2="7.8cm" svg:y2="6.55cm" draw:start-shape="id1" draw:start-glue-point="2" draw:end-shape="id2" draw:end-glue-point="3" svg:d="M7100 6000v550h700" svg:viewBox="0 0 701 551">
          <text:p/>
        </draw:connector>
        <draw:connector draw:style-name="gr2" draw:text-style-name="P1" draw:layer="layout" svg:x1="11.5cm" svg:y1="7.8cm" svg:x2="12.2cm" svg:y2="8.35cm" draw:start-shape="id3" draw:start-glue-point="2" draw:end-shape="id4" svg:d="M11500 7800v550h700" svg:viewBox="0 0 701 551">
          <text:p/>
        </draw:connector>
        <draw:connector draw:style-name="gr2" draw:text-style-name="P1" draw:layer="layout" svg:x1="13.7cm" svg:y1="8.7cm" svg:x2="14.4cm" svg:y2="9.25cm" draw:start-shape="id4" draw:start-glue-point="2" draw:end-shape="id5" draw:end-glue-point="3" svg:d="M13700 8700v550h700" svg:viewBox="0 0 701 551">
          <text:p/>
        </draw:connector>
        <draw:custom-shape draw:style-name="gr1" draw:text-style-name="P2" xml:id="id7" draw:id="id7" draw:layer="layout" svg:width="3cm" svg:height="0.7cm" svg:x="3.4cm" svg:y="10.7cm">
          <text:p text:style-name="P1"><text:span text:style-name="T1">DataSe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cm" svg:height="0.7cm" svg:x="3.4cm" svg:y="4.4cm">
          <text:p text:style-name="P1"><text:span text:style-name="T1">RuleSet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9cm" svg:y1="5.1cm" svg:x2="5.6cm" svg:y2="5.65cm" draw:start-shape="id6" draw:start-glue-point="2" draw:end-shape="id1" draw:end-glue-point="3" svg:d="M4900 5100v550h700" svg:viewBox="0 0 701 551">
          <text:p/>
        </draw:connector>
        <draw:custom-shape draw:style-name="gr1" draw:text-style-name="P2" xml:id="id8" draw:id="id8" draw:layer="layout" svg:width="3cm" svg:height="0.7cm" svg:x="5.6cm" svg:y="11.6cm">
          <text:p text:style-name="P1"><text:span text:style-name="T1">DataSe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3cm" svg:height="0.7cm" svg:x="7.9cm" svg:y="12.5cm">
          <text:p text:style-name="P1"><text:span text:style-name="T1">DataPoin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3cm" svg:height="0.7cm" svg:x="10.1cm" svg:y="13.4cm">
          <text:p text:style-name="P1"><text:span text:style-name="T1">DataPoin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" draw:id="id2" draw:layer="layout" svg:width="3cm" svg:height="0.7cm" svg:x="7.8cm" svg:y="6.2cm">
          <text:p text:style-name="P3"><text:span text:style-name="T2">Rule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9.3cm" svg:y1="6.9cm" svg:x2="10cm" svg:y2="7.45cm" draw:start-shape="id2" draw:start-glue-point="2" draw:end-shape="id3" draw:end-glue-point="3" svg:d="M9300 6900v550h700" svg:viewBox="0 0 701 551">
          <text:p/>
        </draw:connector>
        <draw:custom-shape draw:style-name="gr1" draw:text-style-name="P2" xml:id="id11" draw:id="id11" draw:layer="layout" svg:width="3cm" svg:height="0.7cm" svg:x="12.2cm" svg:y="14.3cm">
          <text:p text:style-name="P1"><text:span text:style-name="T1">DataPointSourc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9cm" svg:y1="11.4cm" svg:x2="5.6cm" svg:y2="11.95cm" draw:start-shape="id7" draw:start-glue-point="2" draw:end-shape="id8" draw:end-glue-point="3" svg:d="M4900 11400v550h700" svg:viewBox="0 0 701 551">
          <text:p/>
        </draw:connector>
        <draw:connector draw:style-name="gr2" draw:text-style-name="P1" draw:layer="layout" svg:x1="7.1cm" svg:y1="12.3cm" svg:x2="7.9cm" svg:y2="12.85cm" draw:start-shape="id8" draw:start-glue-point="2" draw:end-shape="id9" draw:end-glue-point="3" svg:d="M7100 12300v550h800" svg:viewBox="0 0 801 551">
          <text:p/>
        </draw:connector>
        <draw:connector draw:style-name="gr2" draw:text-style-name="P1" draw:layer="layout" svg:x1="9.4cm" svg:y1="13.2cm" svg:x2="10.1cm" svg:y2="13.75cm" draw:start-shape="id9" draw:start-glue-point="2" draw:end-shape="id10" draw:end-glue-point="3" svg:d="M9400 13200v550h700" svg:viewBox="0 0 701 551">
          <text:p/>
        </draw:connector>
        <draw:connector draw:style-name="gr2" draw:text-style-name="P1" draw:layer="layout" svg:x1="11.6cm" svg:y1="14.1cm" svg:x2="12.2cm" svg:y2="14.65cm" draw:start-shape="id10" draw:start-glue-point="2" draw:end-shape="id11" draw:end-glue-point="3" svg:d="M11600 14100v550h600" svg:viewBox="0 0 601 551">
          <text:p/>
        </draw:connector>
        <draw:custom-shape draw:style-name="gr1" draw:text-style-name="P2" xml:id="id12" draw:id="id12" draw:layer="layout" svg:width="3cm" svg:height="0.7cm" svg:x="3.4cm" svg:y="17cm">
          <text:p text:style-name="P1"><text:span text:style-name="T1">Ac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3cm" svg:height="0.7cm" svg:x="5.6cm" svg:y="17.9cm">
          <text:p text:style-name="P1"><text:span text:style-name="T1">A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3cm" svg:height="0.7cm" svg:x="7.9cm" svg:y="18.8cm">
          <text:p text:style-name="P1"><text:span text:style-name="T1">ActionExecut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9cm" svg:y1="17.7cm" svg:x2="5.6cm" svg:y2="18.25cm" draw:start-shape="id12" draw:start-glue-point="2" draw:end-shape="id13" draw:end-glue-point="3" svg:d="M4900 17700v550h700" svg:viewBox="0 0 701 551">
          <text:p/>
        </draw:connector>
        <draw:connector draw:style-name="gr2" draw:text-style-name="P1" draw:layer="layout" svg:x1="7.1cm" svg:y1="18.6cm" svg:x2="7.9cm" svg:y2="19.15cm" draw:start-shape="id13" draw:start-glue-point="2" draw:end-shape="id14" draw:end-glue-point="3" svg:d="M7100 18600v550h800" svg:viewBox="0 0 801 5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3T16:38:02.729000000</meta:creation-date>
    <dc:date>2018-02-13T16:55:28.884000000</dc:date>
    <meta:editing-duration>PT6M44S</meta:editing-duration>
    <meta:editing-cycles>4</meta:editing-cycles>
    <meta:generator>LibreOffice/5.1.4.2$Windows_x86 LibreOffice_project/f99d75f39f1c57ebdd7ffc5f42867c12031db97a</meta:generator>
    <meta:document-statistic meta:object-count="25"/>
  </office:meta>
</office:document-meta>
</file>